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b1ca" officeooo:paragraph-rsid="0019b1c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b1ca" officeooo:paragraph-rsid="0019b1c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b1ca" officeooo:paragraph-rsid="001ca5a8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9b1ca" officeooo:paragraph-rsid="0019b1ca" style:font-weight-asian="normal" style:font-weight-complex="normal"/>
    </style:style>
    <style:style style:name="T1" style:family="text">
      <style:text-properties officeooo:rsid="001b1a76"/>
    </style:style>
    <style:style style:name="T2" style:family="text">
      <style:text-properties officeooo:rsid="001ca5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1: straight forward, max ep length 10, max run length 30, <text:span text:style-name="T1">optD 0, maxD 30, linearThrustPower 10000, 4000, 10000</text:span></text:p>
      <text:p text:style-name="P2"/>
      <text:p text:style-name="P4">Step: 1, Reward: 0.30, Dist: 21.03, AngError: 0.13</text:p>
      <text:p text:style-name="P4">RovPos: [0.00, -4.00, 0.00], TargPos [0.05, -4.00, 21.03], RovFwd: [0.00, 0.00, 1.00], TargFwd [0.10, 0.01, 1.00]</text:p>
      <text:p text:style-name="P4">Step: 2, Reward: 0.28, Dist: 21.63, AngError: 0.73</text:p>
      <text:p text:style-name="P4">RovPos: [0.00, -4.01, 0.94], TargPos [0.28, -3.98, 22.57], RovFwd: [0.00, -0.00, 1.00], TargFwd [0.21, 0.02, 0.98]</text:p>
      <text:p text:style-name="P4">Step: 3, Reward: 0.28, Dist: 21.26, AngError: 1.55</text:p>
      <text:p text:style-name="P4">RovPos: [0.00, -4.01, 2.49], TargPos [0.58, -3.95, 23.74], RovFwd: [0.00, -0.00, 1.00], TargFwd [0.30, 0.03, 0.96]</text:p>
      <text:p text:style-name="P4">Step: 4, Reward: 0.30, Dist: 20.37, AngError: 2.95</text:p>
      <text:p text:style-name="P4">RovPos: [0.00, -4.01, 4.69], TargPos [1.05, -3.90, 25.03], RovFwd: [0.00, -0.00, 1.00], TargFwd [0.38, 0.04, 0.92]</text:p>
      <text:p text:style-name="P4">Step: 5, Reward: 0.33, Dist: 19.35, AngError: 4.61</text:p>
      <text:p text:style-name="P4">RovPos: [0.00, -4.01, 6.84], TargPos [1.56, -3.86, 26.13], RovFwd: [0.00, -0.00, 1.00], TargFwd [0.46, 0.05, 0.88]</text:p>
      <text:p text:style-name="P4">Step: 6, Reward: 0.35, Dist: 18.29, AngError: 6.62</text:p>
      <text:p text:style-name="P4">RovPos: [0.00, -4.01, 8.94], TargPos [2.11, -3.80, 27.10], RovFwd: [0.00, -0.00, 1.00], TargFwd [0.53, 0.05, 0.85]</text:p>
      <text:p text:style-name="P4">Step: 7, Reward: 0.38, Dist: 17.08, AngError: 9.39</text:p>
      <text:p text:style-name="P4">RovPos: [0.00, -4.01, 11.25], TargPos [2.79, -3.73, 28.10], RovFwd: [0.00, -0.00, 1.00], TargFwd [0.60, 0.06, 0.80]</text:p>
      <text:p text:style-name="P4">Step: 8, Reward: 0.40, Dist: 15.93, AngError: 12.63</text:p>
      <text:p text:style-name="P4">RovPos: [0.00, -4.01, 13.44], TargPos [3.48, -3.66, 28.98], RovFwd: [0.00, -0.00, 1.00], TargFwd [0.65, 0.07, 0.76]</text:p>
      <text:p text:style-name="P4">Step: 9, Reward: 0.42, Dist: 14.69, AngError: 17.03</text:p>
      <text:p text:style-name="P4">RovPos: [0.00, -4.01, 15.81], TargPos [4.30, -3.58, 29.86], RovFwd: [0.00, -0.00, 1.00], TargFwd [0.71, 0.07, 0.70]</text:p>
      <text:p text:style-name="P4">Step: 10, Reward: 0.42, Dist: 13.60, AngError: 22.16</text:p>
      <text:p text:style-name="P4">RovPos: [0.00, -4.01, 18.02], TargPos [5.13, -3.49, 30.61], RovFwd: [0.00, 0.00, 1.00], TargFwd [0.76, 0.08, 0.64]</text:p>
      <text:p text:style-name="P4">Episode Terminated. Reward: 3.46 10 Steps</text:p>
      <text:p text:style-name="P4">Step: 1, Reward: 0.33, Dist: 20.00, AngError: 0.00</text:p>
      <text:p text:style-name="P4">RovPos: [0.00, -4.00, 0.00], TargPos [0.00, -4.00, 20.00], RovFwd: [0.00, 0.00, 1.00], TargFwd [0.00, 0.00, 1.00]</text:p>
      <text:p text:style-name="P4">Step: 2, Reward: 0.31, Dist: 20.65, AngError: 0.59</text:p>
      <text:p text:style-name="P4">RovPos: [0.00, -4.00, 0.86], TargPos [0.21, -4.00, 21.50], RovFwd: [0.00, -0.00, 1.00], TargFwd [0.30, 0.01, 0.95]</text:p>
      <text:p text:style-name="P4">Step: 3, Reward: 0.31, Dist: 20.35, AngError: 1.85</text:p>
      <text:p text:style-name="P4">RovPos: [0.00, -4.00, 2.24], TargPos [0.66, -3.98, 22.58], RovFwd: [0.00, -0.00, 1.00], TargFwd [0.48, 0.02, 0.88]</text:p>
      <text:p text:style-name="P4">Step: 4, Reward: 0.33, Dist: 19.55, AngError: 4.00</text:p>
      <text:p text:style-name="P4">RovPos: [0.00, -4.01, 4.11], TargPos [1.36, -3.95, 23.62], RovFwd: [0.00, -0.00, 1.00], TargFwd [0.66, 0.03, 0.75]</text:p>
      <text:p text:style-name="P4">Step: 5, Reward: 0.35, Dist: 18.41, AngError: 7.05</text:p>
      <text:p text:style-name="P4">RovPos: [0.00, -4.01, 6.22], TargPos [2.26, -3.90, 24.49], RovFwd: [0.00, -0.00, 1.00], TargFwd [0.78, 0.04, 0.62]</text:p>
      <text:p text:style-name="P4">Step: 6, Reward: 0.37, Dist: 17.15, AngError: 10.87</text:p>
      <text:p text:style-name="P4">RovPos: [0.00, -4.01, 8.29], TargPos [3.23, -3.84, 25.13], RovFwd: [0.00, 0.00, 1.00], TargFwd [0.88, 0.06, 0.47]</text:p>
      <text:p text:style-name="P4"><text:soft-page-break/>Step: 7, Reward: 0.39, Dist: 15.78, AngError: 15.78</text:p>
      <text:p text:style-name="P4">RovPos: [0.00, -4.01, 10.42], TargPos [4.29, -3.77, 25.61], RovFwd: [0.00, 0.00, 1.00], TargFwd [0.94, 0.07, 0.35]</text:p>
      <text:p text:style-name="P4">Step: 8, Reward: 0.40, Dist: 14.28, AngError: 22.63</text:p>
      <text:p text:style-name="P4">RovPos: [0.00, -4.01, 12.76], TargPos [5.50, -3.68, 25.95], RovFwd: [0.00, 0.00, 1.00], TargFwd [0.98, 0.08, 0.19]</text:p>
      <text:p text:style-name="P4">Step: 9, Reward: 0.40, Dist: 12.87, AngError: 31.57</text:p>
      <text:p text:style-name="P4">RovPos: [0.00, -4.01, 15.13], TargPos [6.74, -3.57, 26.10], RovFwd: [0.00, 0.00, 1.00], TargFwd [0.99, 0.09, 0.04]</text:p>
      <text:p text:style-name="P4">Step: 10, Reward: 0.37, Dist: 11.78, AngError: 42.08</text:p>
      <text:p text:style-name="P4">RovPos: [0.00, -4.01, 17.34], TargPos [7.90, -3.46, 26.09], RovFwd: [0.00, 0.00, 1.00], TargFwd [0.99, 0.10, -0.07]</text:p>
      <text:p text:style-name="P4">Episode Terminated. Reward: 3.55 10 Steps</text:p>
      <text:p text:style-name="P4">Step: 1, Reward: 0.33, Dist: 20.00, AngError: 0.00</text:p>
      <text:p text:style-name="P4">RovPos: [0.00, -4.00, 0.00], TargPos [0.00, -4.00, 20.00], RovFwd: [0.00, 0.00, 1.00], TargFwd [0.00, 0.00, 1.00]</text:p>
      <text:p text:style-name="P4">Step: 2, Reward: 0.31, Dist: 20.69, AngError: 0.33</text:p>
      <text:p text:style-name="P4">RovPos: [0.00, -4.00, 0.86], TargPos [0.12, -3.99, 21.55], RovFwd: [0.00, -0.00, 1.00], TargFwd [0.16, 0.01, 0.99]</text:p>
      <text:p text:style-name="P4">Step: 3, Reward: 0.31, Dist: 20.41, AngError: 1.15</text:p>
      <text:p text:style-name="P4">RovPos: [0.00, -4.01, 2.49], TargPos [0.41, -3.98, 22.89], RovFwd: [0.00, -0.00, 1.00], TargFwd [0.27, 0.01, 0.96]</text:p>
      <text:p text:style-name="P4">Step: 4, Reward: 0.33, Dist: 19.78, AngError: 2.28</text:p>
      <text:p text:style-name="P4">RovPos: [0.00, -4.01, 4.26], TargPos [0.79, -3.96, 24.02], RovFwd: [0.00, -0.00, 1.00], TargFwd [0.37, 0.02, 0.93]</text:p>
      <text:p text:style-name="P4">Step: 5, Reward: 0.35, Dist: 18.64, AngError: 4.46</text:p>
      <text:p text:style-name="P4">RovPos: [0.00, -4.01, 6.84], TargPos [1.45, -3.93, 25.43], RovFwd: [0.00, -0.00, 1.00], TargFwd [0.48, 0.03, 0.88]</text:p>
      <text:p text:style-name="P4">Step: 6, Reward: 0.38, Dist: 17.55, AngError: 6.90</text:p>
      <text:p text:style-name="P4">RovPos: [0.00, -4.01, 9.10], TargPos [2.11, -3.89, 26.53], RovFwd: [0.00, 0.00, 1.00], TargFwd [0.55, 0.03, 0.83]</text:p>
      <text:p text:style-name="P4">Step: 7, Reward: 0.40, Dist: 16.14, AngError: 10.84</text:p>
      <text:p text:style-name="P4">RovPos: [0.00, -4.01, 11.92], TargPos [3.04, -3.84, 27.78], RovFwd: [0.00, 0.00, 1.00], TargFwd [0.64, 0.04, 0.77]</text:p>
      <text:p text:style-name="P4">Step: 8, Reward: 0.42, Dist: 15.05, AngError: 14.73</text:p>
      <text:p text:style-name="P4">RovPos: [0.00, -4.01, 14.11], TargPos [3.83, -3.79, 28.67], RovFwd: [0.00, 0.00, 1.00], TargFwd [0.69, 0.04, 0.72]</text:p>
      <text:p text:style-name="P4">Step: 9, Reward: 0.43, Dist: 13.90, AngError: 19.95</text:p>
      <text:p text:style-name="P4">RovPos: [0.00, -4.01, 16.49], TargPos [4.74, -3.74, 29.56], RovFwd: [0.00, 0.00, 1.00], TargFwd [0.75, 0.04, 0.66]</text:p>
      <text:p text:style-name="P4">Step: 10, Reward: 0.43, Dist: 12.92, AngError: 25.97</text:p>
      <text:p text:style-name="P4">RovPos: [0.00, -4.01, 18.71], TargPos [5.66, -3.68, 30.32], RovFwd: [0.00, 0.00, 1.00], TargFwd [0.79, 0.05, 0.61]</text:p>
      <text:p text:style-name="P4">Episode Terminated. Reward: 3.68 10 Steps</text:p>
      <text:p text:style-name="P4"/>
      <text:p text:style-name="P4">Finished Run</text:p>
      <text:p text:style-name="P4">Number of Episodes: <text:span text:style-name="T2">3</text:span></text:p>
      <text:p text:style-name="P4">Reward per Episode: [3.4603346982510126, 3.5480710279231187, 3.68289040160325]</text:p>
      <text:p text:style-name="P2"/>
      <text:p text:style-name="P3"/>
      <text:p text:style-name="P3"/>
      <text:p text:style-name="P3"><text:soft-page-break/>Experiment <text:span text:style-name="T2">2</text:span>: straight <text:span text:style-name="T2">backward</text:span>, max ep length 10, max run length 30, <text:span text:style-name="T1">optD 0, maxD 30, linearThrustPower 10000, 4000, 10000</text:span></text:p>
      <text:p text:style-name="P1"/>
      <text:p text:style-name="P1">Step: 1, Reward: 0.31, Dist: 20.78, AngError: 0.03</text:p>
      <text:p text:style-name="P1">RovPos: [0.00, -4.00, 0.00], TargPos [0.01, -4.00, 20.78], RovFwd: [0.00, 0.00, 1.00], TargFwd [0.03, 0.01, 1.00]</text:p>
      <text:p text:style-name="P1">Step: 2, Reward: 0.23, Dist: 22.94, AngError: 0.21</text:p>
      <text:p text:style-name="P1">RovPos: [0.00, -4.01, -0.77], TargPos [0.08, -3.98, 22.17], RovFwd: [0.00, 0.00, 1.00], TargFwd [0.08, 0.02, 1.00]</text:p>
      <text:p text:style-name="P1">Step: 3, Reward: 0.16, Dist: 25.01, AngError: 0.40</text:p>
      <text:p text:style-name="P1">RovPos: [0.00, -4.01, -1.88], TargPos [0.17, -3.96, 23.13], RovFwd: [0.00, -0.00, 1.00], TargFwd [0.12, 0.03, 0.99]</text:p>
      <text:p text:style-name="P1">Step: 4, Reward: 0.08, Dist: 27.57, AngError: 0.65</text:p>
      <text:p text:style-name="P1">RovPos: [0.00, -4.01, -3.41], TargPos [0.31, -3.92, 24.16], RovFwd: [0.00, 0.00, 1.00], TargFwd [0.16, 0.04, 0.99]</text:p>
      <text:p text:style-name="P1">Episode terminated as target out of range 30.806044801276226</text:p>
      <text:p text:style-name="P1">Step: 5, Reward: -0.03, Dist: 30.81, AngError: 0.98</text:p>
      <text:p text:style-name="P1">RovPos: [0.00, -4.01, -5.44], TargPos [0.53, -3.86, 25.36], RovFwd: [0.00, 0.00, 1.00], TargFwd [0.20, 0.05, 0.98]</text:p>
      <text:p text:style-name="P1">Episode Terminated. Reward: 0.75 5 Steps</text:p>
      <text:p text:style-name="P1">Step: 1, Reward: 0.33, Dist: 20.00, AngError: 0.00</text:p>
      <text:p text:style-name="P1">RovPos: [0.00, -4.00, 0.00], TargPos [0.00, -4.00, 20.00], RovFwd: [0.00, 0.00, 1.00], TargFwd [0.00, 0.00, 1.00]</text:p>
      <text:p text:style-name="P1">Step: 2, Reward: 0.26, Dist: 22.12, AngError: 0.07</text:p>
      <text:p text:style-name="P1">RovPos: [0.00, -4.00, -0.95], TargPos [0.03, -4.00, 21.18], RovFwd: [0.00, 0.00, 1.00], TargFwd [0.05, 0.01, 1.00]</text:p>
      <text:p text:style-name="P1">Step: 3, Reward: 0.18, Dist: 24.58, AngError: 0.20</text:p>
      <text:p text:style-name="P1">RovPos: [0.00, -4.01, -2.49], TargPos [0.09, -3.99, 22.09], RovFwd: [0.00, 0.00, 1.00], TargFwd [0.08, 0.01, 1.00]</text:p>
      <text:p text:style-name="P1">Step: 4, Reward: 0.06, Dist: 28.04, AngError: 0.40</text:p>
      <text:p text:style-name="P1">RovPos: [0.00, -4.01, -4.85], TargPos [0.20, -3.97, 23.19], RovFwd: [0.00, 0.00, 1.00], TargFwd [0.12, 0.02, 0.99]</text:p>
      <text:p text:style-name="P1">Episode terminated as target out of range 30.880677193348827</text:p>
      <text:p text:style-name="P1">Step: 5, Reward: -0.03, Dist: 30.88, AngError: 0.59</text:p>
      <text:p text:style-name="P1">RovPos: [0.00, -4.01, -6.84], TargPos [0.32, -3.95, 24.03], RovFwd: [0.00, 0.00, 1.00], TargFwd [0.16, 0.03, 0.99]</text:p>
      <text:p text:style-name="P1">Episode Terminated. Reward: 0.81 5 Steps</text:p>
      <text:p text:style-name="P1">Step: 1, Reward: 0.33, Dist: 20.00, AngError: 0.00</text:p>
      <text:p text:style-name="P1">RovPos: [0.00, -4.00, 0.00], TargPos [0.00, -4.00, 20.00], RovFwd: [0.00, 0.00, 1.00], TargFwd [0.00, 0.00, 1.00]</text:p>
      <text:p text:style-name="P1">Step: 2, Reward: 0.27, Dist: 21.89, AngError: 0.15</text:p>
      <text:p text:style-name="P1">RovPos: [0.00, -4.00, -0.86], TargPos [0.06, -4.00, 21.03], RovFwd: [0.00, 0.00, 1.00], TargFwd [0.12, 0.01, 0.99]</text:p>
      <text:p text:style-name="P1">Step: 3, Reward: 0.19, Dist: 24.24, AngError: 0.46</text:p>
      <text:p text:style-name="P1">RovPos: [0.00, -4.01, -2.36], TargPos [0.20, -3.99, 21.87], RovFwd: [0.00, 0.00, 1.00], TargFwd [0.21, 0.01, 0.98]</text:p>
      <text:p text:style-name="P1">Step: 4, Reward: 0.10, Dist: 26.76, AngError: 0.84</text:p>
      <text:p text:style-name="P1">RovPos: [0.00, -4.01, -4.11], TargPos [0.39, -3.98, 22.64], RovFwd: [0.00, 0.00, 1.00], TargFwd [0.29, 0.01, 0.96]</text:p>
      <text:p text:style-name="P1">Step: 5, Reward: 0.01, Dist: 29.46, AngError: 1.27</text:p>
      <text:p text:style-name="P1">RovPos: [0.00, -4.01, -6.06], TargPos [0.65, -3.97, 23.39], RovFwd: [0.00, 0.00, 1.00], TargFwd [0.37, 0.02, 0.93]</text:p>
      <text:p text:style-name="P1"><text:soft-page-break/>Episode terminated as target out of range 32.68847459737322</text:p>
      <text:p text:style-name="P1">Step: 6, Reward: -0.10, Dist: 32.69, AngError: 1.78</text:p>
      <text:p text:style-name="P1">RovPos: [0.00, -4.01, -8.45], TargPos [1.02, -3.95, 24.22], RovFwd: [0.00, -0.00, 1.00], TargFwd [0.44, 0.02, 0.90]</text:p>
      <text:p text:style-name="P1">Episode Terminated. Reward: 0.81 6 Steps</text:p>
      <text:p text:style-name="P1">Step: 1, Reward: 0.33, Dist: 20.00, AngError: 0.00</text:p>
      <text:p text:style-name="P1">RovPos: [0.00, -4.00, 0.00], TargPos [0.00, -4.00, 20.00], RovFwd: [0.00, 0.00, 1.00], TargFwd [0.00, 0.00, 1.00]</text:p>
      <text:p text:style-name="P1">Step: 2, Reward: 0.26, Dist: 22.14, AngError: 0.36</text:p>
      <text:p text:style-name="P1">RovPos: [0.00, -4.00, -0.95], TargPos [0.14, -4.00, 21.19], RovFwd: [0.00, 0.00, 1.00], TargFwd [0.23, 0.01, 0.97]</text:p>
      <text:p text:style-name="P1">Step: 3, Reward: 0.15, Dist: 25.33, AngError: 1.18</text:p>
      <text:p text:style-name="P1">RovPos: [0.00, -4.01, -3.01], TargPos [0.52, -3.98, 22.32], RovFwd: [0.00, 0.00, 1.00], TargFwd [0.41, 0.01, 0.91]</text:p>
      <text:p text:style-name="P1">Step: 4, Reward: 0.04, Dist: 28.57, AngError: 2.07</text:p>
      <text:p text:style-name="P1">RovPos: [0.00, -4.01, -5.30], TargPos [1.03, -3.97, 23.26], RovFwd: [0.00, 0.00, 1.00], TargFwd [0.54, 0.02, 0.84]</text:p>
      <text:p text:style-name="P1">Episode terminated as target out of range 31.953754348715567</text:p>
      <text:p text:style-name="P1">Step: 5, Reward: -0.08, Dist: 31.95, AngError: 3.00</text:p>
      <text:p text:style-name="P1">RovPos: [0.00, -4.01, -7.80], TargPos [1.67, -3.94, 24.11], RovFwd: [0.00, 0.00, 1.00], TargFwd [0.67, 0.03, 0.75]</text:p>
      <text:p text:style-name="P1">Episode Terminated. Reward: 0.70 5 Steps</text:p>
      <text:p text:style-name="P1">Step: 1, Reward: 0.33, Dist: 20.00, AngError: 0.00</text:p>
      <text:p text:style-name="P1">RovPos: [0.00, -4.00, 0.00], TargPos [0.00, -4.00, 20.00], RovFwd: [0.00, 0.00, 1.00], TargFwd [0.00, 0.00, 1.00]</text:p>
      <text:p text:style-name="P1">Step: 2, Reward: 0.25, Dist: 22.56, AngError: 0.43</text:p>
      <text:p text:style-name="P1">RovPos: [0.00, -4.00, -0.95], TargPos [0.17, -3.99, 21.61], RovFwd: [0.00, 0.00, 1.00], TargFwd [0.20, 0.01, 0.98]</text:p>
      <text:p text:style-name="P1">Step: 3, Reward: 0.13, Dist: 25.97, AngError: 1.29</text:p>
      <text:p text:style-name="P1">RovPos: [0.00, -4.01, -2.87], TargPos [0.58, -3.96, 23.09], RovFwd: [0.00, 0.00, 1.00], TargFwd [0.36, 0.02, 0.93]</text:p>
      <text:p text:style-name="P1">Step: 4, Reward: 0.03, Dist: 28.87, AngError: 2.12</text:p>
      <text:p text:style-name="P1">RovPos: [0.00, -4.01, -4.70], TargPos [1.07, -3.93, 24.16], RovFwd: [0.00, 0.00, 1.00], TargFwd [0.48, 0.03, 0.88]</text:p>
      <text:p text:style-name="P1">Episode terminated as target out of range 31.882451978494768</text:p>
      <text:p text:style-name="P1">Step: 5, Reward: -0.08, Dist: 31.88, AngError: 3.04</text:p>
      <text:p text:style-name="P1">RovPos: [0.00, -4.01, -6.69], TargPos [1.69, -3.89, 25.15], RovFwd: [0.00, 0.00, 1.00], TargFwd [0.60, 0.04, 0.80]</text:p>
      <text:p text:style-name="P1">Episode Terminated. Reward: 0.65 5 Steps</text:p>
      <text:p text:style-name="P1">Step: 1, Reward: 0.33, Dist: 20.00, AngError: 0.00</text:p>
      <text:p text:style-name="P1">RovPos: [0.00, -4.00, 0.00], TargPos [0.00, -4.00, 20.00], RovFwd: [0.00, 0.00, 1.00], TargFwd [0.00, 0.00, 1.00]</text:p>
      <text:p text:style-name="P1">Step: 2, Reward: 0.26, Dist: 22.25, AngError: 0.25</text:p>
      <text:p text:style-name="P1">RovPos: [0.00, -4.00, -0.86], TargPos [0.10, -3.99, 21.39], RovFwd: [0.00, 0.00, 1.00], TargFwd [0.14, 0.01, 0.99]</text:p>
      <text:p text:style-name="P1">Step: 3, Reward: 0.17, Dist: 24.88, AngError: 0.71</text:p>
      <text:p text:style-name="P1">RovPos: [0.00, -4.01, -2.36], TargPos [0.31, -3.97, 22.52], RovFwd: [0.00, 0.00, 1.00], TargFwd [0.24, 0.02, 0.97]</text:p>
      <text:p text:style-name="P1">Step: 4, Reward: 0.05, Dist: 28.33, AngError: 1.38</text:p>
      <text:p text:style-name="P1">RovPos: [0.00, -4.01, -4.55], TargPos [0.68, -3.94, 23.77], RovFwd: [0.00, 0.00, 1.00], TargFwd [0.35, 0.03, 0.94]</text:p>
      <text:p text:style-name="P1"/>
      <text:p text:style-name="P1"><text:soft-page-break/>Finished Run</text:p>
      <text:p text:style-name="P1">Number of Episodes: 6</text:p>
      <text:p text:style-name="P1">Reward per Episode: [0.750464901518367, 0.8056919866787553, 0.8073260724950918, 0.6968175042760577, 0.6522047571443429, 0.8050937651571634]</text:p>
      <text:p text:style-name="P1">Average Reward: 0.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0T12:22:46.447056872</meta:creation-date>
    <dc:date>2022-12-10T12:54:51.631006736</dc:date>
    <meta:editing-duration>PT11M45S</meta:editing-duration>
    <meta:editing-cycles>1</meta:editing-cycles>
    <meta:document-statistic meta:table-count="0" meta:image-count="0" meta:object-count="0" meta:page-count="5" meta:paragraph-count="142" meta:word-count="1598" meta:character-count="11024" meta:non-whitespace-character-count="9568"/>
    <meta:generator>LibreOffice/6.0.7.3$Linux_X86_64 LibreOffice_project/00m0$Build-3</meta:generator>
  </office:meta>
</office:document-meta>
</file>